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styles.xml"/>
  <manifest:file-entry manifest:media-type="application/vnd.oasis.opendocument.graphics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styles.xml"/>
  <manifest:file-entry manifest:media-type="application/vnd.oasis.opendocument.graphics" manifest:version="1.2" manifest:full-path="Object 3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2" style:family="table">
      <style:table-properties style:width="11.605cm" fo:margin-left="2.699cm" table:align="left"/>
    </style:style>
    <style:style style:name="表格2.A" style:family="table-column">
      <style:table-column-properties style:column-width="1.231cm"/>
    </style:style>
    <style:style style:name="表格2.B" style:family="table-column">
      <style:table-column-properties style:column-width="1.526cm"/>
    </style:style>
    <style:style style:name="表格2.C" style:family="table-column">
      <style:table-column-properties style:column-width="1.371cm"/>
    </style:style>
    <style:style style:name="表格2.H" style:family="table-column">
      <style:table-column-properties style:column-width="1.529cm"/>
    </style:style>
    <style:style style:name="表格2.A1" style:family="table-cell">
      <style:table-cell-properties style:vertical-align="middle" fo:padding="0.097cm" fo:border-left="0.25pt solid #000000" fo:border-right="none" fo:border-top="0.25pt solid #000000" fo:border-bottom="0.25pt solid #000000"/>
    </style:style>
    <style:style style:name="表格2.H1" style:family="table-cell">
      <style:table-cell-properties style:vertical-align="middle" fo:padding="0.097cm" fo:border="0.25pt solid #000000"/>
    </style:style>
    <style:style style:name="表格2.A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表格2.H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表格2.H3" style:family="table-cell">
      <style:table-cell-properties style:vertical-align="middle" fo:background-color="transparent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表格3" style:family="table">
      <style:table-properties style:width="11.446cm" fo:margin-left="2.699cm" table:align="left"/>
    </style:style>
    <style:style style:name="表格3.A" style:family="table-column">
      <style:table-column-properties style:column-width="1.231cm"/>
    </style:style>
    <style:style style:name="表格3.B" style:family="table-column">
      <style:table-column-properties style:column-width="1.526cm"/>
    </style:style>
    <style:style style:name="表格3.E" style:family="table-column">
      <style:table-column-properties style:column-width="1.371cm"/>
    </style:style>
    <style:style style:name="表格3.A1" style:family="table-cell">
      <style:table-cell-properties style:vertical-align="middle" fo:padding="0.097cm" fo:border-left="0.25pt solid #000000" fo:border-right="none" fo:border-top="0.25pt solid #000000" fo:border-bottom="0.25pt solid #000000"/>
    </style:style>
    <style:style style:name="表格3.H1" style:family="table-cell">
      <style:table-cell-properties style:vertical-align="middle" fo:padding="0.097cm" fo:border="0.25pt solid #000000"/>
    </style:style>
    <style:style style:name="表格3.A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表格3.H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表格3.H3" style:family="table-cell">
      <style:table-cell-properties style:vertical-align="middle" fo:background-color="transparent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OLE">
      <style:graphic-properties style:run-through="foreground" style:wrap="none" style:vertical-pos="from-top" style:vertical-rel="paragraph" style:horizontal-pos="center" style:horizontal-rel="paragraph" draw:ole-draw-aspect="1"/>
    </style:style>
    <style:style style:name="fr2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POJ LITE( USACO 08 NOV ) Solution</text:h>
      <text:p text:style-name="Text_20_body">本文內容遵從<text:a xlink:type="simple" xlink:href="http://creativecommons.org/licenses/by-nc-sa/3.0/deed.zh">CC版權協議-署名-非商业性使用-相同方式共享 3.0 Unported (CC BY-NC-SA 3.0) </text:a></text:p>
      <text:p text:style-name="Standard">Write by Gestalt Lur</text:p>
      <text:p text:style-name="Standard">2012-06-11</text:p>
      <text:h text:style-name="P2" text:outline-level="2">題目大意</text:h>
      <text:p text:style-name="Standard"><text:tab/>第一行輸入N，M兩個整數，表示有N（1&lt;=N&lt;=10^5）個燈排成一行，每個燈有兩種狀態，關閉或者開啟。初始的時候所有的燈都處于關閉狀態。接下來M(1&lt;=M&lt;=10^5)行，每行格式如下：一種操作,Si,Ei(1&lt;=Si&lt;=Ei&lt;=N)。操作用0或者1來表示。為0表示切換Si至Ei的所有燈的狀態。為1則輸出這個區間內有多少亮著的燈。</text:p>
      <text:h text:style-name="P2" text:outline-level="2">算法分析</text:h>
      <text:p text:style-name="Standard"><text:tab/>通過題目描述顯然可以聯想到區間值相關的問題，因而可以考慮使用線段樹。線段樹的節點中記錄當前區間亮著的燈的個數即可,這裏將節點s的亮著的燈的個數記作sum[ s ]。實現的時候對于要切換燈的狀態的節點則有sum[ s ] = r - l + 1 - sum[ s ].但是可以想到，在切換了節點s上的燈的狀態之後，它的孩子節點以及這其子樹上的所有節點也需要轉換狀態，如果同樣要轉換其孩子節點的sum值，那麽每次維護的時間復雜度約是O(2^[N-log(2)])，顯然不能滿足題目的要求。這時我們就考慮在切換（更新）操作時，如何不去更新節點s的孩子。</text:p>
      <text:p text:style-name="Standard"><text:tab/>一個簡便的方法就是在每個節點上做一個標記，表示<text:span text:style-name="T1">以該節點為根的子樹是否需要轉換</text:span>。就是說，當我們在更新的時候找到一個需要轉換狀態的節點s時，只更新s的sum，而不去管它的子樹的狀態，只做一個標記mark[s]:=true,表示它的子樹的狀態需要轉換。</text:p>
      <text:p text:style-name="Standard"><text:tab/>在之後的操作中，碰到查找時，<text:span text:style-name="T1">如果沒有找到要找的節點，當前的節點mark[s]若為true,則轉換s的孩子們的sum值，并將孩子的mark值异或1（因為以某個孩子為根的子樹如果需要轉換，這裏就恰好抵消了）。最後將mark[s]賦為false（這個節點已經轉換完了）。</text:span>然後繼續查找過程。最後當找到相應的節點後，需要向上更新查找路徑上節點的sum值（可以用 遞歸的方式完成）。</text:p>
      <text:p text:style-name="Standard"><text:tab/>在轉換（更新）操作中，如果我們沒有找到要更改的節點，則也需要進行上一段黑體字的操作。</text:p>
      <text:p text:style-name="Standard"><text:tab/>這個方法的大體思想就是在更新的時候只做標記，再次訪問這個做過標記節點的時候才真正去更新這個節點的值。</text:p>
      <text:p text:style-name="Standard"><text:tab/>下面舉個例子:</text:p>
      <text:p text:style-name="Standard"><draw:frame draw:style-name="fr1" draw:name="对象1" text:anchor-type="paragraph" svg:y="0.109cm" svg:width="9.079cm" svg:height="6.438cm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Standard"><draw:frame draw:style-name="fr1" draw:name="对象2" text:anchor-type="paragraph" svg:y="2.245cm" svg:width="9.089cm" svg:height="2.739cm" draw:z-index="1"><draw:object xlink:href="./Object 2" xlink:type="simple" xlink:show="embed" xlink:actuate="onLoad"/><draw:image xlink:href="./ObjectReplacements/Object 2" xlink:type="simple" xlink:show="embed" xlink:actuate="onLoad"/></draw:frame>如果在這顆線段樹上轉換[1,3]的燈的狀態，顯然找到的節點是[1,2]和[3,3]，所以只要把這兩個節點的值轉換之後給這兩個節點做標記（紅色表示）向上更新查找經過的節點的sum值就可以了，這個操作結束之後線段樹的狀態應該是這樣的：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B" table:number-columns-repeated="3"/>
        <table:table-column table:style-name="表格2.C"/>
        <table:table-column table:style-name="表格2.H"/>
        <table:table-row>
          <table:table-cell table:style-name="表格2.A1" office:value-type="string">
            <text:p text:style-name="P1">node</text:p>
          </table:table-cell>
          <table:table-cell table:style-name="表格2.A1" office:value-type="string">
            <text:p text:style-name="P1">[1,4]</text:p>
          </table:table-cell>
          <table:table-cell table:style-name="表格2.A1" office:value-type="string">
            <text:p text:style-name="P1">[1,2]</text:p>
          </table:table-cell>
          <table:table-cell table:style-name="表格2.A1" office:value-type="string">
            <text:p text:style-name="P1">[3,4]</text:p>
          </table:table-cell>
          <table:table-cell table:style-name="表格2.A1" office:value-type="string">
            <text:p text:style-name="P1">[1,1]</text:p>
          </table:table-cell>
          <table:table-cell table:style-name="表格2.A1" office:value-type="string">
            <text:p text:style-name="P1">[2,2]</text:p>
          </table:table-cell>
          <table:table-cell table:style-name="表格2.A1" office:value-type="string">
            <text:p text:style-name="P1">[3,3]</text:p>
          </table:table-cell>
          <table:table-cell table:style-name="表格2.H1" office:value-type="string">
            <text:p text:style-name="P1">[4,4]</text:p>
          </table:table-cell>
        </table:table-row>
        <table:table-row>
          <table:table-cell table:style-name="表格2.A2" office:value-type="string">
            <text:p text:style-name="P1">sum</text:p>
          </table:table-cell>
          <table:table-cell table:style-name="表格2.A2" office:value-type="string">
            <text:p text:style-name="P1">3</text:p>
          </table:table-cell>
          <table:table-cell table:style-name="表格2.A2" office:value-type="string">
            <text:p text:style-name="P1">2</text:p>
          </table:table-cell>
          <table:table-cell table:style-name="表格2.A2" office:value-type="string">
            <text:p text:style-name="P1">1</text:p>
          </table:table-cell>
          <table:table-cell table:style-name="表格2.A2" office:value-type="string">
            <text:p text:style-name="P1">0</text:p>
          </table:table-cell>
          <table:table-cell table:style-name="表格2.A2" office:value-type="string">
            <text:p text:style-name="P1">0</text:p>
          </table:table-cell>
          <table:table-cell table:style-name="表格2.A2" office:value-type="string">
            <text:p text:style-name="P1">1</text:p>
          </table:table-cell>
          <table:table-cell table:style-name="表格2.H2" office:value-type="string">
            <text:p text:style-name="P1">0</text:p>
          </table:table-cell>
        </table:table-row>
        <table:table-row>
          <table:table-cell table:style-name="表格2.A2" office:value-type="string">
            <text:p text:style-name="P1">mark</text:p>
          </table:table-cell>
          <table:table-cell table:style-name="表格2.A2" office:value-type="string">
            <text:p text:style-name="P1">FALSE</text:p>
          </table:table-cell>
          <table:table-cell table:style-name="表格2.A2" office:value-type="string">
            <text:p text:style-name="P1">TRUE</text:p>
          </table:table-cell>
          <table:table-cell table:style-name="表格2.A2" office:value-type="string">
            <text:p text:style-name="P1">FALSE</text:p>
          </table:table-cell>
          <table:table-cell table:style-name="表格2.A2" office:value-type="string">
            <text:p text:style-name="P1">FALSE</text:p>
          </table:table-cell>
          <table:table-cell table:style-name="表格2.A2" office:value-type="string">
            <text:p text:style-name="P1">FALSE</text:p>
          </table:table-cell>
          <table:table-cell table:style-name="表格2.A2" office:value-type="string">
            <text:p text:style-name="P1">TRUE</text:p>
          </table:table-cell>
          <table:table-cell table:style-name="表格2.H3" office:value-type="string">
            <text:p text:style-name="P1">FALSE</text:p>
          </table:table-cell>
        </table:table-row>
      </table:table>
      <text:p text:style-name="Standard">接下來的操作如果是查找[2,4]，那麽對應找到的節點應該是[2,2]和[3,4]。在查找[2,2]節點時經過了有標記的[1,2]，則轉換[1,1]和[2,2]的值并向下繼續查找，這時線段樹的狀態如下：</text:p>
      <text:p text:style-name="Standard"><draw:frame draw:style-name="fr2" draw:name="对象3" text:anchor-type="paragraph" svg:x="4.157cm" svg:y="0.072cm" svg:width="9.089cm" svg:height="2.739cm" draw:z-index="2"><draw:object xlink:href="./Object 3" xlink:type="simple" xlink:show="embed" xlink:actuate="onLoad"/><draw:image xlink:href="./ObjectReplacements/Object 3" xlink:type="simple" xlink:show="embed" xlink:actuate="onLoad"/><svg:desc>OLE 对象</svg:desc></draw:frame></text:p>
      <table:table table:name="表格3" table:style-name="表格3">
        <table:table-column table:style-name="表格3.A"/>
        <table:table-column table:style-name="表格3.B" table:number-columns-repeated="3"/>
        <table:table-column table:style-name="表格3.E" table:number-columns-repeated="3"/>
        <table:table-column table:style-name="表格3.B"/>
        <table:table-row>
          <table:table-cell table:style-name="表格3.A1" office:value-type="string">
            <text:p text:style-name="P1">node</text:p>
          </table:table-cell>
          <table:table-cell table:style-name="表格3.A1" office:value-type="string">
            <text:p text:style-name="P1">[1,4]</text:p>
          </table:table-cell>
          <table:table-cell table:style-name="表格3.A1" office:value-type="string">
            <text:p text:style-name="P1">[1,2]</text:p>
          </table:table-cell>
          <table:table-cell table:style-name="表格3.A1" office:value-type="string">
            <text:p text:style-name="P1">[3,4]</text:p>
          </table:table-cell>
          <table:table-cell table:style-name="表格3.A1" office:value-type="string">
            <text:p text:style-name="P1">[1,1]</text:p>
          </table:table-cell>
          <table:table-cell table:style-name="表格3.A1" office:value-type="string">
            <text:p text:style-name="P1">[2,2]</text:p>
          </table:table-cell>
          <table:table-cell table:style-name="表格3.A1" office:value-type="string">
            <text:p text:style-name="P1">[3,3]</text:p>
          </table:table-cell>
          <table:table-cell table:style-name="表格3.H1" office:value-type="string">
            <text:p text:style-name="P1">[4,4]</text:p>
          </table:table-cell>
        </table:table-row>
        <table:table-row>
          <table:table-cell table:style-name="表格3.A2" office:value-type="string">
            <text:p text:style-name="P1">sum</text:p>
          </table:table-cell>
          <table:table-cell table:style-name="表格3.A2" office:value-type="string">
            <text:p text:style-name="P1">3</text:p>
          </table:table-cell>
          <table:table-cell table:style-name="表格3.A2" office:value-type="string">
            <text:p text:style-name="P1">2</text:p>
          </table:table-cell>
          <table:table-cell table:style-name="表格3.A2" office:value-type="string">
            <text:p text:style-name="P1">1</text:p>
          </table:table-cell>
          <table:table-cell table:style-name="表格3.A2" office:value-type="string">
            <text:p text:style-name="P1">1</text:p>
          </table:table-cell>
          <table:table-cell table:style-name="表格3.A2" office:value-type="string">
            <text:p text:style-name="P1">1</text:p>
          </table:table-cell>
          <table:table-cell table:style-name="表格3.A2" office:value-type="string">
            <text:p text:style-name="P1">1</text:p>
          </table:table-cell>
          <table:table-cell table:style-name="表格3.H2" office:value-type="string">
            <text:p text:style-name="P1">0</text:p>
          </table:table-cell>
        </table:table-row>
        <table:table-row>
          <table:table-cell table:style-name="表格3.A2" office:value-type="string">
            <text:p text:style-name="P1">mark</text:p>
          </table:table-cell>
          <table:table-cell table:style-name="表格3.A2" office:value-type="string">
            <text:p text:style-name="P1">FALSE</text:p>
          </table:table-cell>
          <table:table-cell table:style-name="表格3.A2" office:value-type="string">
            <text:p text:style-name="P1">FALSE</text:p>
          </table:table-cell>
          <table:table-cell table:style-name="表格3.A2" office:value-type="string">
            <text:p text:style-name="P1">FALSE</text:p>
          </table:table-cell>
          <table:table-cell table:style-name="表格3.A2" office:value-type="string">
            <text:p text:style-name="P1">TRUE</text:p>
          </table:table-cell>
          <table:table-cell table:style-name="表格3.A2" office:value-type="string">
            <text:p text:style-name="P1">TRUE</text:p>
          </table:table-cell>
          <table:table-cell table:style-name="表格3.A2" office:value-type="string">
            <text:p text:style-name="P1">TRUE</text:p>
          </table:table-cell>
          <table:table-cell table:style-name="表格3.H3" office:value-type="string">
            <text:p text:style-name="P1">FALSE</text:p>
          </table:table-cell>
        </table:table-row>
      </table:table>
      <text:p text:style-name="Text_20_body"><text:tab/>所以當返回[2,2]和[3,4]的時候這兩個節點的sum值就是正確的了。</text:p>
      <text:p text:style-name="Text_20_body"><text:tab/>可以看出以有標記的節點為根的子樹實際的意義就是這些點上的sum值不是最新的，需要在訪問的時候更新，在訪問的過程中也只對訪問到的標記做最少的改變（把標記賦給它的孩子）。這樣就可以做到遞歸實現線段樹的一個比較快速的方法了。所以這個標記方法有人也稱之為lazy標記<text:note text:id="ftn1" text:note-class="footnote"><text:note-citation>1</text:note-citation><text:note-body><text:p text:style-name="Footnote">這個名稱的出處？</text:p></text:note-body></text:note>。</text:p>
      <text:h text:style-name="P2" text:outline-level="2"><text:soft-page-break/>參考代碼</text:h>
      <table:table table:name="表格1" table:style-name="表格1">
        <table:table-column table:style-name="表格1.A"/>
        <table:table-row>
          <table:table-cell table:style-name="表格1.A1" office:value-type="string">
            <text:p text:style-name="Table_20_Contents">#include &lt;cstdio&gt;</text:p>
            <text:p text:style-name="Table_20_Contents">#define MAXN 2000002</text:p>
            <text:p text:style-name="Table_20_Contents"/>
            <text:p text:style-name="Table_20_Contents">int sum[ MAXN &lt;&lt; 2 ];//節點的sum值,由于節點的左右端點可以在查找時推出，所以無需記錄</text:p>
            <text:p text:style-name="Table_20_Contents">bool st[ MAXN &lt;&lt; 2 ];//標記</text:p>
            <text:p text:style-name="Table_20_Contents"/>
            <text:p text:style-name="Table_20_Contents">//更新標記的操作</text:p>
            <text:p text:style-name="Table_20_Contents">void update_child( int rt , int l , int r )</text:p>
            <text:p text:style-name="Table_20_Contents">{</text:p>
            <text:p text:style-name="Table_20_Contents"><text:s text:c="2"/>if( st[ rt ] )</text:p>
            <text:p text:style-name="Table_20_Contents"><text:s text:c="4"/>{</text:p>
            <text:p text:style-name="Table_20_Contents"><text:s text:c="6"/>int mid = l + r &gt;&gt; 1;</text:p>
            <text:p text:style-name="Table_20_Contents"><text:s text:c="6"/>st[ rt ] = 0;</text:p>
            <text:p text:style-name="Table_20_Contents">//更新節點孩子的標記</text:p>
            <text:p text:style-name="Table_20_Contents"><text:s text:c="6"/>st[ rt &lt;&lt; 1 ] ^= 1;</text:p>
            <text:p text:style-name="Table_20_Contents"><text:s text:c="6"/>st[ rt &lt;&lt; 1 | 1 ] ^= 1;</text:p>
            <text:p text:style-name="Table_20_Contents"><text:s text:c="5"/>//更新孩子的sum值</text:p>
            <text:p text:style-name="Table_20_Contents"><text:s text:c="6"/>sum[ rt &lt;&lt; 1 ] = ( mid - l + 1 ) - sum[ rt &lt;&lt; 1 ];</text:p>
            <text:p text:style-name="Table_20_Contents"><text:s text:c="6"/>sum[ rt &lt;&lt; 1 | 1 ] = ( r - mid ) - sum[ rt &lt;&lt; 1 | 1 ];</text:p>
            <text:p text:style-name="Table_20_Contents"><text:s text:c="4"/>}</text:p>
            <text:p text:style-name="Table_20_Contents"><text:s text:c="2"/>return ;</text:p>
            <text:p text:style-name="Table_20_Contents">}</text:p>
            <text:p text:style-name="Table_20_Contents"/>
            <text:p text:style-name="Table_20_Contents"><text:s/>//the interval that to be found is [ L , R ]</text:p>
            <text:p text:style-name="Table_20_Contents">void update( int L , int R , int l , int r , int rt ) </text:p>
            <text:p text:style-name="Table_20_Contents">{</text:p>
            <text:p text:style-name="Table_20_Contents"><text:s text:c="2"/>if ( L &lt;= l and r &lt;= R )//查找的区间不变，判断当前的区间是否在要找的区间中</text:p>
            <text:p text:style-name="Table_20_Contents"><text:s text:c="4"/>{</text:p>
            <text:p text:style-name="Table_20_Contents"><text:s text:c="6"/>st[ rt ] ^= 1;</text:p>
            <text:p text:style-name="Table_20_Contents"><text:s text:c="6"/>sum[ rt ] = ( r - l + 1 ) - sum[ rt ];</text:p>
            <text:p text:style-name="Table_20_Contents"><text:s text:c="6"/>return ;</text:p>
            <text:p text:style-name="Table_20_Contents"><text:s text:c="4"/>}</text:p>
            <text:p text:style-name="Table_20_Contents"/>
            <text:p text:style-name="Table_20_Contents"><text:s text:c="2"/>//update children</text:p>
            <text:p text:style-name="Table_20_Contents"><text:s text:c="2"/>update_child( rt , l , r );</text:p>
            <text:p text:style-name="Table_20_Contents"/>
            <text:p text:style-name="Table_20_Contents"><text:s text:c="2"/>int m = l + r &gt;&gt; 1;</text:p>
            <text:p text:style-name="Table_20_Contents"><text:s text:c="2"/>if ( L &lt;= m ) update( L , R , l , m , rt &lt;&lt; 1 );</text:p>
            <text:p text:style-name="Table_20_Contents"><text:s text:c="2"/>if( R &gt; m ) update( L , R , m + 1 , r , rt &lt;&lt; 1 | 1 ) ;</text:p>
            <text:p text:style-name="Table_20_Contents"><text:s text:c="2"/></text:p>
            <text:p text:style-name="Table_20_Contents"><text:s text:c="2"/>//update precursors，递归地更新查找路径上的节点的sum值</text:p>
            <text:p text:style-name="Table_20_Contents"><text:soft-page-break/><text:s text:c="2"/>sum[ rt ] = sum[ rt &lt;&lt; 1 ] + sum[ rt &lt;&lt; 1 | 1 ];</text:p>
            <text:p text:style-name="Table_20_Contents"><text:s text:c="2"/>return ;</text:p>
            <text:p text:style-name="Table_20_Contents">}</text:p>
            <text:p text:style-name="Table_20_Contents"/>
            <text:p text:style-name="Table_20_Contents">int query( int L , int R , int l , int r , int rt ) </text:p>
            <text:p text:style-name="Table_20_Contents">{</text:p>
            <text:p text:style-name="Table_20_Contents"/>
            <text:p text:style-name="Table_20_Contents"><text:s text:c="2"/>if (L &lt;= l and r &lt;= R )</text:p>
            <text:p text:style-name="Table_20_Contents"><text:s text:c="4"/>return sum[ rt ];</text:p>
            <text:p text:style-name="Table_20_Contents"/>
            <text:p text:style-name="Table_20_Contents"><text:s text:c="2"/>//update children</text:p>
            <text:p text:style-name="Table_20_Contents"><text:s text:c="2"/>update_child( rt , l , r );</text:p>
            <text:p text:style-name="Table_20_Contents"/>
            <text:p text:style-name="Table_20_Contents"><text:s text:c="2"/>int m = l + r &gt;&gt; 1;</text:p>
            <text:p text:style-name="Table_20_Contents"><text:s text:c="2"/>int ret = 0; <text:s/></text:p>
            <text:p text:style-name="Table_20_Contents"/>
            <text:p text:style-name="Table_20_Contents"><text:s text:c="2"/>if (L &lt;= m) ret += query( L , R , l , m , rt &lt;&lt; 1 );</text:p>
            <text:p text:style-name="Table_20_Contents"><text:s text:c="2"/>if (R &gt; m) ret += query( L , R , m + 1 , r , rt &lt;&lt; 1 | 1 );</text:p>
            <text:p text:style-name="Table_20_Contents"><text:s text:c="2"/></text:p>
            <text:p text:style-name="Table_20_Contents"><text:s text:c="2"/>return ret;</text:p>
            <text:p text:style-name="Table_20_Contents">}</text:p>
            <text:p text:style-name="Table_20_Contents"/>
            <text:p text:style-name="Table_20_Contents">int main() </text:p>
            <text:p text:style-name="Table_20_Contents">{</text:p>
            <text:p text:style-name="Table_20_Contents"><text:s text:c="2"/>int m , n , a , b;</text:p>
            <text:p text:style-name="Table_20_Contents"><text:s text:c="2"/>int tl , tr , ins;</text:p>
            <text:p text:style-name="Table_20_Contents"><text:s text:c="2"/></text:p>
            <text:p text:style-name="Table_20_Contents"><text:s text:c="2"/>scanf( "%d%d" , &amp;n , &amp;m );</text:p>
            <text:p text:style-name="Table_20_Contents"/>
            <text:p text:style-name="Table_20_Contents"><text:s text:c="2"/>for( int i = 1 ; i &lt;= m ; ++ i )</text:p>
            <text:p text:style-name="Table_20_Contents"><text:s text:c="4"/>{</text:p>
            <text:p text:style-name="Table_20_Contents"><text:s text:c="6"/>scanf( "%d%d%d" , &amp;ins , &amp;tl , &amp;tr );</text:p>
            <text:p text:style-name="Table_20_Contents"><text:s text:c="6"/>if( !ins )</text:p>
            <text:p text:style-name="Table_20_Contents"><text:s text:c="8"/>update( tl , tr , 1 , n , 1 );</text:p>
            <text:p text:style-name="Table_20_Contents"><text:s text:c="6"/>else</text:p>
            <text:p text:style-name="Table_20_Contents"><text:s text:c="8"/>printf( "%d\n" , query( tl , tr , 1 , n , 1 ) );</text:p>
            <text:p text:style-name="Table_20_Contents"><text:s text:c="4"/>}</text:p>
            <text:p text:style-name="Table_20_Contents"><text:s text:c="2"/>return 0;</text:p>
            <text:p text:style-name="Table_20_Contents">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 Condensed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 Condensed" fo:font-size="14pt" style:font-name-asian="微软雅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stapolur </meta:initial-creator>
    <meta:creation-date>2012-06-11T20:22:42</meta:creation-date>
    <dc:date>2012-06-11T22:51:24</dc:date>
    <dc:creator>gestapolur </dc:creator>
    <meta:editing-duration>PT2H25M29S</meta:editing-duration>
    <meta:editing-cycles>23</meta:editing-cycles>
    <meta:generator>LibreOffice/3.4$Linux LibreOffice_project/340m1$Build-402</meta:generator>
    <meta:document-statistic meta:table-count="3" meta:image-count="0" meta:object-count="3" meta:page-count="4" meta:paragraph-count="135" meta:word-count="717" meta:character-count="3139" meta:non-whitespace-character-count="277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true"/>
    </style:style>
    <style:style style:name="gr2" style:family="graphic" style:parent-style-name="standard">
      <style:graphic-properties draw:textarea-horizontal-align="justify" draw:textarea-vertical-align="middle" draw:auto-grow-height="true" fo:min-height="0.738cm" fo:min-width="1.361cm"/>
    </style:style>
    <style:style style:name="gr3" style:family="graphic" style:parent-style-name="standard">
      <style:graphic-properties draw:textarea-horizontal-align="justify" draw:textarea-vertical-align="middle" draw:auto-grow-height="true" fo:min-height="0.676cm" fo:min-width="1.361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默认">
        <draw:custom-shape draw:style-name="gr1" draw:text-style-name="P1" xml:id="id7" draw:id="id7" draw:layer="layout" svg:width="2.009cm" svg:height="1.066cm" svg:x="6.391cm" svg:y="1.934cm">
          <text:p text:style-name="P1">[1,4]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6" draw:id="id6" draw:layer="layout" svg:width="2.009cm" svg:height="1.066cm" svg:x="11.791cm" svg:y="4.934cm">
          <text:p text:style-name="P1">[4,4]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5" draw:id="id5" draw:layer="layout" svg:width="2.009cm" svg:height="1.066cm" svg:x="8.191cm" svg:y="4.934cm">
          <text:p text:style-name="P1">[3,3]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xml:id="id3" draw:id="id3" draw:layer="layout" svg:width="2.009cm" svg:height="1.066cm" svg:x="4.891cm" svg:y="4.934cm">
          <text:p text:style-name="P1">[2,2]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2" draw:id="id2" draw:layer="layout" svg:width="2.009cm" svg:height="1.066cm" svg:x="1cm" svg:y="4.934cm">
          <text:p text:style-name="P1">[1,1]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4" draw:id="id4" draw:layer="layout" svg:width="2.009cm" svg:height="1.066cm" svg:x="9.9cm" svg:y="3.234cm">
          <text:p text:style-name="P1">[3,4]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1" draw:id="id1" draw:layer="layout" svg:width="2.009cm" svg:height="1.066cm" svg:x="3cm" svg:y="3.3cm">
          <text:p text:style-name="P1">[1,2]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line" svg:x1="3cm" svg:y1="3.833cm" svg:x2="2.005cm" svg:y2="4.934cm" draw:start-shape="id1" draw:end-shape="id2" draw:end-glue-point="4" svg:d="m3000 3833-995 1101">
          <text:p/>
        </draw:connector>
        <draw:connector draw:style-name="gr4" draw:text-style-name="P1" draw:layer="layout" draw:type="line" svg:x1="5.009cm" svg:y1="3.833cm" svg:x2="5.896cm" svg:y2="4.934cm" draw:start-shape="id1" draw:start-glue-point="7" draw:end-shape="id3" draw:end-glue-point="4" svg:d="m5009 3833 887 1101">
          <text:p/>
        </draw:connector>
        <draw:connector draw:style-name="gr4" draw:text-style-name="P1" draw:layer="layout" draw:type="line" svg:x1="9.9cm" svg:y1="3.767cm" svg:x2="9.196cm" svg:y2="4.934cm" draw:start-shape="id4" draw:end-shape="id5" draw:end-glue-point="4" svg:d="m9900 3767-704 1167">
          <text:p/>
        </draw:connector>
        <draw:connector draw:style-name="gr4" draw:text-style-name="P1" draw:layer="layout" draw:type="line" svg:x1="11.909cm" svg:y1="3.767cm" svg:x2="12.796cm" svg:y2="4.934cm" draw:start-shape="id4" draw:start-glue-point="7" draw:end-shape="id6" draw:end-glue-point="4" svg:d="m11909 3767 887 1167">
          <text:p/>
        </draw:connector>
        <draw:connector draw:style-name="gr4" draw:text-style-name="P1" draw:layer="layout" draw:type="line" svg:x1="8.4cm" svg:y1="2.467cm" svg:x2="10.905cm" svg:y2="3.234cm" draw:start-shape="id7" draw:start-glue-point="7" draw:end-shape="id4" draw:end-glue-point="4" svg:d="m8400 2467 2505 767">
          <text:p/>
        </draw:connector>
        <draw:connector draw:style-name="gr4" draw:text-style-name="P1" draw:layer="layout" draw:type="line" svg:x1="6.391cm" svg:y1="2.467cm" svg:x2="4.005cm" svg:y2="3.3cm" draw:start-shape="id7" draw:start-glue-point="5" draw:end-shape="id1" draw:end-glue-point="4" svg:d="m6391 2467-2386 833">
          <text:p/>
        </draw:connector>
      </draw:page>
    </office:graphics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 Condensed'" style:font-family-generic="roman" style:font-pitch="variable" fo:font-size="24pt" fo:language="en" fo:country="US" style:font-family-asian="'Droid Sans Fallback'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 Condensed'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true"/>
    </style:style>
    <style:style style:name="gr2" style:family="graphic" style:parent-style-name="standard">
      <style:graphic-properties draw:textarea-horizontal-align="justify" draw:textarea-vertical-align="middle" draw:auto-grow-height="true" fo:min-height="0.738cm" fo:min-width="1.361cm"/>
    </style:style>
    <style:style style:name="gr3" style:family="graphic" style:parent-style-name="standard">
      <style:graphic-properties draw:fill="solid" draw:fill-color="#ff3333" draw:textarea-horizontal-align="justify" draw:textarea-vertical-align="middle" draw:auto-grow-height="true" fo:min-height="0.738cm" fo:min-width="1.361cm"/>
    </style:style>
    <style:style style:name="gr4" style:family="graphic" style:parent-style-name="standard">
      <style:graphic-properties draw:textarea-horizontal-align="justify" draw:textarea-vertical-align="middle" draw:auto-grow-height="true" fo:min-height="0.676cm" fo:min-width="1.361cm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默认">
        <draw:custom-shape draw:style-name="gr1" draw:text-style-name="P1" xml:id="id7" draw:id="id7" draw:layer="layout" svg:width="2.009cm" svg:height="1.066cm" svg:x="6.391cm" svg:y="1.934cm">
          <text:p text:style-name="P1">[1,4]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6" draw:id="id6" draw:layer="layout" svg:width="2.009cm" svg:height="1.066cm" svg:x="11.791cm" svg:y="4.934cm">
          <text:p text:style-name="P1">[4,4]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xml:id="id5" draw:id="id5" draw:layer="layout" svg:width="2.009cm" svg:height="1.066cm" svg:x="8.191cm" svg:y="4.934cm">
          <text:p text:style-name="P1">[3,3]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xml:id="id3" draw:id="id3" draw:layer="layout" svg:width="2.009cm" svg:height="1.066cm" svg:x="4.891cm" svg:y="4.934cm">
          <text:p text:style-name="P1">[2,2]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2" draw:id="id2" draw:layer="layout" svg:width="2.009cm" svg:height="1.066cm" svg:x="1cm" svg:y="4.934cm">
          <text:p text:style-name="P1">[1,1]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4" draw:id="id4" draw:layer="layout" svg:width="2.009cm" svg:height="1.066cm" svg:x="9.9cm" svg:y="3.234cm">
          <text:p text:style-name="P1">[3,4]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xml:id="id1" draw:id="id1" draw:layer="layout" svg:width="2.009cm" svg:height="1.066cm" svg:x="3cm" svg:y="3.3cm">
          <text:p text:style-name="P1">[1,2]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draw:type="line" svg:x1="3cm" svg:y1="3.833cm" svg:x2="2.005cm" svg:y2="4.934cm" draw:start-shape="id1" draw:end-shape="id2" draw:end-glue-point="4" svg:d="m3000 3833-995 1101">
          <text:p/>
        </draw:connector>
        <draw:connector draw:style-name="gr5" draw:text-style-name="P1" draw:layer="layout" draw:type="line" svg:x1="5.009cm" svg:y1="3.833cm" svg:x2="5.896cm" svg:y2="4.934cm" draw:start-shape="id1" draw:start-glue-point="7" draw:end-shape="id3" draw:end-glue-point="4" svg:d="m5009 3833 887 1101">
          <text:p/>
        </draw:connector>
        <draw:connector draw:style-name="gr5" draw:text-style-name="P1" draw:layer="layout" draw:type="line" svg:x1="9.9cm" svg:y1="3.767cm" svg:x2="9.196cm" svg:y2="4.934cm" draw:start-shape="id4" draw:end-shape="id5" draw:end-glue-point="4" svg:d="m9900 3767-704 1167">
          <text:p/>
        </draw:connector>
        <draw:connector draw:style-name="gr5" draw:text-style-name="P1" draw:layer="layout" draw:type="line" svg:x1="11.909cm" svg:y1="3.767cm" svg:x2="12.796cm" svg:y2="4.934cm" draw:start-shape="id4" draw:start-glue-point="7" draw:end-shape="id6" draw:end-glue-point="4" svg:d="m11909 3767 887 1167">
          <text:p/>
        </draw:connector>
        <draw:connector draw:style-name="gr5" draw:text-style-name="P1" draw:layer="layout" draw:type="line" svg:x1="8.4cm" svg:y1="2.467cm" svg:x2="10.905cm" svg:y2="3.234cm" draw:start-shape="id7" draw:start-glue-point="7" draw:end-shape="id4" draw:end-glue-point="4" svg:d="m8400 2467 2505 767">
          <text:p/>
        </draw:connector>
        <draw:connector draw:style-name="gr5" draw:text-style-name="P1" draw:layer="layout" draw:type="line" svg:x1="6.391cm" svg:y1="2.467cm" svg:x2="4.005cm" svg:y2="3.3cm" draw:start-shape="id7" draw:start-glue-point="5" draw:end-shape="id1" draw:end-glue-point="4" svg:d="m6391 2467-2386 833">
          <text:p/>
        </draw:connector>
      </draw:page>
    </office:graphics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 Condensed'" style:font-family-generic="roman" style:font-pitch="variable" fo:font-size="24pt" fo:language="en" fo:country="US" style:font-family-asian="'Droid Sans Fallback'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 Condensed'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true"/>
    </style:style>
    <style:style style:name="gr2" style:family="graphic" style:parent-style-name="standard">
      <style:graphic-properties draw:textarea-horizontal-align="justify" draw:textarea-vertical-align="middle" draw:auto-grow-height="true" fo:min-height="0.738cm" fo:min-width="1.361cm"/>
    </style:style>
    <style:style style:name="gr3" style:family="graphic" style:parent-style-name="standard">
      <style:graphic-properties draw:fill="solid" draw:fill-color="#ff3333" draw:textarea-horizontal-align="justify" draw:textarea-vertical-align="middle" draw:auto-grow-height="true" fo:min-height="0.738cm" fo:min-width="1.361cm"/>
    </style:style>
    <style:style style:name="gr4" style:family="graphic" style:parent-style-name="standard">
      <style:graphic-properties draw:fill="solid" draw:fill-color="#ff3333" draw:textarea-horizontal-align="justify" draw:textarea-vertical-align="middle" draw:auto-grow-height="true" fo:min-height="0.676cm" fo:min-width="1.361cm"/>
    </style:style>
    <style:style style:name="gr5" style:family="graphic" style:parent-style-name="standard">
      <style:graphic-properties draw:fill="solid" draw:fill-color="#cfe7e5" draw:textarea-horizontal-align="justify" draw:textarea-vertical-align="middle" draw:auto-grow-height="true" fo:min-height="0.738cm" fo:min-width="1.361cm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默认">
        <draw:custom-shape draw:style-name="gr1" draw:text-style-name="P1" xml:id="id7" draw:id="id7" draw:layer="layout" svg:width="2.009cm" svg:height="1.066cm" svg:x="6.391cm" svg:y="1.934cm">
          <text:p text:style-name="P1">[1,4]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6" draw:id="id6" draw:layer="layout" svg:width="2.009cm" svg:height="1.066cm" svg:x="11.791cm" svg:y="4.934cm">
          <text:p text:style-name="P1">[4,4]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xml:id="id5" draw:id="id5" draw:layer="layout" svg:width="2.009cm" svg:height="1.066cm" svg:x="8.191cm" svg:y="4.934cm">
          <text:p text:style-name="P1">[3,3]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xml:id="id3" draw:id="id3" draw:layer="layout" svg:width="2.009cm" svg:height="1.066cm" svg:x="4.891cm" svg:y="4.934cm">
          <text:p text:style-name="P1">[2,2]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xml:id="id2" draw:id="id2" draw:layer="layout" svg:width="2.009cm" svg:height="1.066cm" svg:x="1cm" svg:y="4.934cm">
          <text:p text:style-name="P1">[1,1]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4" draw:id="id4" draw:layer="layout" svg:width="2.009cm" svg:height="1.066cm" svg:x="9.9cm" svg:y="3.234cm">
          <text:p text:style-name="P1">[3,4]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" xml:id="id1" draw:id="id1" draw:layer="layout" svg:width="2.009cm" svg:height="1.066cm" svg:x="3cm" svg:y="3.3cm">
          <text:p text:style-name="P1">[1,2]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1" draw:layer="layout" draw:type="line" svg:x1="3cm" svg:y1="3.833cm" svg:x2="2.005cm" svg:y2="4.934cm" draw:start-shape="id1" draw:end-shape="id2" draw:end-glue-point="4" svg:d="m3000 3833-995 1101">
          <text:p/>
        </draw:connector>
        <draw:connector draw:style-name="gr6" draw:text-style-name="P1" draw:layer="layout" draw:type="line" svg:x1="5.009cm" svg:y1="3.833cm" svg:x2="5.896cm" svg:y2="4.934cm" draw:start-shape="id1" draw:start-glue-point="7" draw:end-shape="id3" draw:end-glue-point="4" svg:d="m5009 3833 887 1101">
          <text:p/>
        </draw:connector>
        <draw:connector draw:style-name="gr6" draw:text-style-name="P1" draw:layer="layout" draw:type="line" svg:x1="9.9cm" svg:y1="3.767cm" svg:x2="9.196cm" svg:y2="4.934cm" draw:start-shape="id4" draw:end-shape="id5" draw:end-glue-point="4" svg:d="m9900 3767-704 1167">
          <text:p/>
        </draw:connector>
        <draw:connector draw:style-name="gr6" draw:text-style-name="P1" draw:layer="layout" draw:type="line" svg:x1="11.909cm" svg:y1="3.767cm" svg:x2="12.796cm" svg:y2="4.934cm" draw:start-shape="id4" draw:start-glue-point="7" draw:end-shape="id6" draw:end-glue-point="4" svg:d="m11909 3767 887 1167">
          <text:p/>
        </draw:connector>
        <draw:connector draw:style-name="gr6" draw:text-style-name="P1" draw:layer="layout" draw:type="line" svg:x1="8.4cm" svg:y1="2.467cm" svg:x2="10.905cm" svg:y2="3.234cm" draw:start-shape="id7" draw:start-glue-point="7" draw:end-shape="id4" draw:end-glue-point="4" svg:d="m8400 2467 2505 767">
          <text:p/>
        </draw:connector>
        <draw:connector draw:style-name="gr6" draw:text-style-name="P1" draw:layer="layout" draw:type="line" svg:x1="6.391cm" svg:y1="2.467cm" svg:x2="4.005cm" svg:y2="3.3cm" draw:start-shape="id7" draw:start-glue-point="5" draw:end-shape="id1" draw:end-glue-point="4" svg:d="m6391 2467-2386 833">
          <text:p/>
        </draw:connector>
      </draw:page>
    </office:graphics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 Condensed'" style:font-family-generic="roman" style:font-pitch="variable" fo:font-size="24pt" fo:language="en" fo:country="US" style:font-family-asian="'Droid Sans Fallback'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 Condensed'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